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svg:stroke-color="#99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color="#990000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990000" fo:font-size="20pt" style:font-size-asian="20pt" style:font-size-complex="20pt"/>
    </style:style>
    <style:style style:name="T4" style:family="text">
      <style:text-properties fo:color="#ffffff"/>
    </style:style>
    <style:style style:name="T5" style:family="text">
      <style:text-properties fo:color="#ffffff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4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4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4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  <draw:custom-shape draw:style-name="gr2" draw:text-style-name="P3" xml:id="id7" draw:id="id7" draw:layer="layout" svg:width="2.091cm" svg:height="1.985cm" svg:x="14.248cm" svg:y="16.816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8.941cm">
          <draw:text-box>
            <text:p>X % 17 = 9</text:p>
          </draw:text-box>
        </draw:frame>
        <draw:connector draw:style-name="gr4" draw:text-style-name="P2" draw:layer="layout" draw:type="line" svg:x1="10.533cm" svg:y1="14.211cm" svg:x2="14.248cm" svg:y2="17.808cm" draw:start-shape="id3" draw:start-glue-point="9" draw:end-shape="id7" svg:d="M10533 14211l3715 3597" svg:viewBox="0 0 3716 3598">
          <text:p/>
        </draw:connector>
        <draw:frame draw:style-name="gr1" draw:layer="layout" svg:width="3.66cm" svg:height="0.962cm" svg:x="9.865cm" svg:y="16.726cm">
          <draw:text-box>
            <text:p>11 x 10 + 1</text:p>
          </draw:text-box>
        </draw:frame>
        <draw:custom-shape draw:style-name="gr2" draw:text-style-name="P3" xml:id="id8" draw:id="id8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3" draw:text-style-name="P2" draw:layer="layout" draw:type="line" svg:x1="16.033cm" svg:y1="3.406cm" svg:x2="19.748cm" svg:y2="2.309cm" draw:start-shape="id4" draw:start-glue-point="11" draw:end-shape="id8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  <draw:frame draw:style-name="gr5" draw:text-style-name="P4" draw:layer="layout" svg:width="11.243cm" svg:height="4.061cm" svg:x="18.179cm" svg:y="4.914cm">
          <draw:text-box>
            <text:p><text:span text:style-name="T3">(10 x 10 x 10) % N = </text:span></text:p>
            <text:p><text:span text:style-name="T3"><text:s text:c="2"/></text:span><text:span text:style-name="T3">(((10%N x 10) % N) x 10) % N </text:span></text:p>
            <text:p><text:span text:style-name="T3"/></text:p>
            <text:p><text:span text:style-name="T4">A </text:span><text:span text:style-name="T5">≥ 0 and B ≥ 0,</text:span></text:p>
            <text:p><text:span text:style-name="T5">(A x B) % N = (A%N x B) % 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9-07T20:13:55.591249914</dc:date>
    <dc:creator>elucterio </dc:creator>
    <meta:editing-duration>PT1H40M35S</meta:editing-duration>
    <meta:editing-cycles>17</meta:editing-cycles>
    <meta:generator>LibreOffice/4.2.8.2$Linux_X86_64 LibreOffice_project/420m0$Build-2</meta:generator>
    <meta:document-statistic meta:object-count="32"/>
  </office:meta>
</office:document-meta>
</file>